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5"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text-align="start" style:justify-single-word="false"/>
      <style:text-properties fo:color="#403f53" loext:opacity="100%" style:font-name="Roboto" fo:font-size="10pt" fo:font-weight="normal" officeooo:paragraph-rsid="001b956a" fo:background-color="#fbfbfb" style:font-size-asian="10pt" style:font-size-complex="10pt"/>
    </style:style>
    <style:style style:name="P7"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8" style:family="paragraph" style:parent-style-name="Standard">
      <style:paragraph-properties style:line-height-at-least="0.503cm"/>
      <style:text-properties fo:color="#403f53" loext:opacity="100%" style:font-name="Roboto" fo:font-size="10pt" fo:font-weight="normal" officeooo:rsid="00242a61" officeooo:paragraph-rsid="00242a61" fo:background-color="#fbfbfb" style:font-size-asian="10pt" style:font-size-complex="10pt"/>
    </style:style>
    <style:style style:name="P9" style:family="paragraph" style:parent-style-name="Standard">
      <style:paragraph-properties style:line-height-at-least="0.503cm"/>
      <style:text-properties fo:color="#403f53" loext:opacity="100%" style:font-name="Roboto" fo:font-size="10pt" fo:background-color="#fbfbfb" style:font-size-asian="10pt" style:font-size-complex="10pt"/>
    </style:style>
    <style:style style:name="P10" style:family="paragraph" style:parent-style-name="Standard">
      <style:paragraph-properties style:line-height-at-least="0.503cm"/>
      <style:text-properties style:font-name="Roboto" fo:font-size="10pt" style:font-size-asian="10pt" style:font-size-complex="10pt"/>
    </style:style>
    <style:style style:name="P11" style:family="paragraph" style:parent-style-name="Standard">
      <style:paragraph-properties style:line-height-at-least="0.503cm"/>
      <style:text-properties style:font-name="Roboto" fo:font-size="10pt" fo:font-weight="bold" officeooo:rsid="00242a61" officeooo:paragraph-rsid="00242a61" style:font-size-asian="10pt" style:font-size-complex="10pt"/>
    </style:style>
    <style:style style:name="P12" style:family="paragraph" style:parent-style-name="Text_20_body">
      <style:paragraph-properties fo:text-align="start" style:justify-single-word="false"/>
      <style:text-properties style:font-name="Roboto" fo:font-size="10pt" fo:font-weight="normal" officeooo:rsid="001b956a" officeooo:paragraph-rsid="001b956a" style:font-size-asian="10pt" style:font-weight-asian="normal" style:font-size-complex="10pt" style:font-weight-complex="normal"/>
    </style:style>
    <style:style style:name="P13" style:family="paragraph" style:parent-style-name="Text_20_body">
      <style:text-properties style:font-name="Roboto" fo:font-size="10pt" style:font-size-asian="10pt" style:font-size-complex="10pt"/>
    </style:style>
    <style:style style:name="P14" style:family="paragraph" style:parent-style-name="normal">
      <style:paragraph-properties fo:text-align="start" style:justify-single-word="false"/>
      <style:text-properties style:font-name="Roboto" fo:font-size="10pt" fo:font-weight="bold" officeooo:rsid="001b956a" officeooo:paragraph-rsid="001b956a" style:font-size-asian="10pt" style:font-weight-asian="bold" style:font-size-complex="10pt" style:font-weight-complex="bold"/>
    </style:style>
    <style:style style:name="P15" style:family="paragraph" style:parent-style-name="normal">
      <style:paragraph-properties fo:text-align="start" style:justify-single-word="false"/>
      <style:text-properties style:font-name="Roboto" fo:font-size="10pt" fo:font-weight="bold" officeooo:rsid="001b956a" officeooo:paragraph-rsid="00242a61" style:font-size-asian="10pt" style:font-weight-asian="bold" style:font-size-complex="10pt" style:font-weight-complex="bold"/>
    </style:style>
    <style:style style:name="P16" style:family="paragraph" style:parent-style-name="normal">
      <style:paragraph-properties fo:text-align="start" style:justify-single-word="false"/>
      <style:text-properties style:font-name="Roboto" fo:font-size="10pt" fo:font-weight="bold" officeooo:rsid="00213312" officeooo:paragraph-rsid="00213312" style:font-size-asian="10pt" style:font-weight-asian="bold" style:font-size-complex="10pt" style:font-weight-complex="bold"/>
    </style:style>
    <style:style style:name="P17" style:family="paragraph" style:parent-style-name="normal">
      <style:paragraph-properties fo:text-align="start" style:justify-single-word="false"/>
      <style:text-properties style:font-name="Roboto" fo:font-size="10pt" fo:font-weight="bold" officeooo:paragraph-rsid="001d8d2a" style:font-size-asian="10pt" style:font-size-complex="10pt"/>
    </style:style>
    <style:style style:name="P18" style:family="paragraph" style:parent-style-name="normal">
      <style:paragraph-properties fo:text-align="start" style:justify-single-word="false"/>
      <style:text-properties style:font-name="Roboto" fo:font-size="10pt" fo:font-weight="normal" officeooo:rsid="001b956a" officeooo:paragraph-rsid="001b956a" style:font-size-asian="10pt" style:font-weight-asian="normal" style:font-size-complex="10pt" style:font-weight-complex="normal"/>
    </style:style>
    <style:style style:name="P19" style:family="paragraph" style:parent-style-name="normal">
      <style:paragraph-properties fo:text-align="start" style:justify-single-word="false"/>
      <style:text-properties style:font-name="Roboto" fo:font-size="10pt" fo:font-weight="normal" officeooo:rsid="001b956a" officeooo:paragraph-rsid="001d8d2a" style:font-size-asian="10pt" style:font-weight-asian="normal" style:font-size-complex="10pt" style:font-weight-complex="normal"/>
    </style:style>
    <style:style style:name="P20" style:family="paragraph" style:parent-style-name="normal">
      <style:paragraph-properties fo:text-align="start" style:justify-single-word="false"/>
      <style:text-properties style:font-name="Roboto" fo:font-size="10pt" fo:font-weight="normal" officeooo:rsid="001d8d2a" officeooo:paragraph-rsid="001d8d2a" style:font-size-asian="10pt" style:font-weight-asian="normal" style:font-size-complex="10pt" style:font-weight-complex="normal"/>
    </style:style>
    <style:style style:name="P21" style:family="paragraph" style:parent-style-name="normal" style:master-page-name="Standard">
      <style:paragraph-properties fo:text-align="start" style:justify-single-word="false" style:page-number="25" fo:break-before="auto" fo:break-after="auto"/>
      <style:text-properties style:font-name="Roboto" fo:font-size="10pt" fo:font-weight="bold" officeooo:rsid="001b956a" officeooo:paragraph-rsid="001b956a" style:font-size-asian="10pt" style:font-weight-asian="bold" style:font-size-complex="10pt" style:font-weight-complex="bold"/>
    </style:style>
    <style:style style:name="T1" style:family="text">
      <style:text-properties fo:font-variant="normal" fo:text-transform="none" fo:color="#000000" loext:opacity="100%" fo:letter-spacing="normal" fo:font-style="normal" fo:font-weight="normal" style:font-name-asian="Times New Roman1" style:font-weight-asian="normal" style:font-name-complex="Times New Roman1" style:font-weight-complex="normal"/>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1f8584" style:font-name-asian="Times New Roman1" style:font-name-complex="Times New Roman1"/>
    </style:style>
    <style:style style:name="T5" style:family="text">
      <style:text-properties fo:font-variant="normal" fo:text-transform="none" fo:color="#000000" loext:opacity="100%" fo:letter-spacing="normal" fo:font-style="normal" officeooo:rsid="0020e66a" style:font-name-asian="Times New Roman1" style:font-name-complex="Times New Roman1"/>
    </style:style>
    <style:style style:name="T6" style:family="text">
      <style:text-properties fo:font-variant="normal" fo:text-transform="none" fo:color="#000000" loext:opacity="100%" fo:letter-spacing="normal" fo:font-style="normal" officeooo:rsid="00216c9c" style:font-name-asian="Times New Roman1" style:font-name-complex="Times New Roman1"/>
    </style:style>
    <style:style style:name="T7" style:family="text">
      <style:text-properties fo:font-variant="normal" fo:text-transform="none" fo:color="#000000" loext:opacity="100%" fo:letter-spacing="normal" fo:font-style="normal" officeooo:rsid="00242a61" style:font-name-asian="Times New Roman1" style:font-name-complex="Times New Roman1"/>
    </style:style>
    <style:style style:name="T8" style:family="text">
      <style:text-properties fo:font-variant="normal" fo:text-transform="none" fo:color="#000000" loext:opacity="1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9" style:family="text">
      <style:text-properties fo:font-variant="normal" fo:text-transform="none" fo:color="#000000" loext:opacity="100%" style:font-name="Times New Roman" fo:font-size="12pt" fo:letter-spacing="normal" fo:font-style="normal" style:font-name-asian="Times New Roman1" style:font-size-asian="12pt" style:font-name-complex="Times New Roman1" style:font-size-complex="12pt"/>
    </style:style>
    <style:style style:name="T10" style:family="text">
      <style:text-properties fo:font-variant="normal" fo:text-transform="none" fo:color="#000000" loext:opacity="100%" style:font-name="sans-serif" fo:font-size="12pt" fo:letter-spacing="normal" fo:font-style="normal" style:font-name-asian="Times New Roman1" style:font-name-complex="Times New Roman1"/>
    </style:style>
    <style:style style:name="T11" style:family="text">
      <style:text-properties fo:font-variant="normal" fo:text-transform="none" fo:color="#000000" loext:opacity="100%"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2" style:family="text">
      <style:text-properties fo:font-variant="normal" fo:text-transform="none" fo:color="#000000" loext:opacity="100%" fo:font-size="12pt" fo:letter-spacing="normal" fo:font-style="normal" style:font-name-asian="Times New Roman1" style:font-name-complex="Times New Roman1"/>
    </style:style>
    <style:style style:name="T13" style:family="text">
      <style:text-properties fo:font-variant="normal" fo:text-transform="none" fo:color="#000000" loext:opacity="100%" fo:font-size="12pt" fo:letter-spacing="normal" fo:font-style="normal" style:font-name-asian="Times New Roman1" style:font-size-asian="12pt" style:font-name-complex="Times New Roman1" style:font-size-complex="12pt"/>
    </style:style>
    <style:style style:name="T14" style:family="text">
      <style:text-properties fo:font-weight="normal"/>
    </style:style>
    <style:style style:name="T15" style:family="text">
      <style:text-properties fo:color="#994cc3" loext:opacity="100%"/>
    </style:style>
    <style:style style:name="T16" style:family="text">
      <style:text-properties fo:color="#994cc3" loext:opacity="100%" fo:font-style="italic"/>
    </style:style>
    <style:style style:name="T17" style:family="text">
      <style:text-properties fo:color="#994cc3" loext:opacity="100%" fo:font-style="italic" fo:font-weight="normal"/>
    </style:style>
    <style:style style:name="T18" style:family="text">
      <style:text-properties fo:color="#994cc3" loext:opacity="100%" style:font-name="Consolas" fo:font-size="10.5pt" fo:font-style="italic" fo:font-weight="normal"/>
    </style:style>
    <style:style style:name="T19" style:family="text">
      <style:text-properties fo:color="#994cc3" loext:opacity="100%" style:font-name="Consolas" fo:font-size="10.5pt" fo:font-weight="normal"/>
    </style:style>
    <style:style style:name="T20" style:family="text">
      <style:text-properties fo:color="#994cc3" loext:opacity="100%" fo:font-size="10.5pt" fo:font-style="italic" fo:font-weight="normal"/>
    </style:style>
    <style:style style:name="T21" style:family="text">
      <style:text-properties fo:color="#994cc3" loext:opacity="100%" fo:font-size="10.5pt" fo:font-weight="normal"/>
    </style:style>
    <style:style style:name="T22" style:family="text">
      <style:text-properties fo:color="#994cc3" loext:opacity="100%" fo:font-weight="normal"/>
    </style:style>
    <style:style style:name="T23" style:family="text">
      <style:text-properties fo:color="#0c969b" loext:opacity="100%"/>
    </style:style>
    <style:style style:name="T24" style:family="text">
      <style:text-properties fo:color="#0c969b" loext:opacity="100%" style:font-name="Consolas" fo:font-size="10.5pt" fo:font-weight="normal"/>
    </style:style>
    <style:style style:name="T25" style:family="text">
      <style:text-properties fo:color="#0c969b" loext:opacity="100%" fo:font-size="10.5pt" fo:font-weight="normal"/>
    </style:style>
    <style:style style:name="T26" style:family="text">
      <style:text-properties fo:color="#0c969b" loext:opacity="100%" fo:font-weight="normal"/>
    </style:style>
    <style:style style:name="T27" style:family="text">
      <style:text-properties fo:color="#4876d6" loext:opacity="100%" fo:font-style="italic"/>
    </style:style>
    <style:style style:name="T28" style:family="text">
      <style:text-properties fo:color="#4876d6" loext:opacity="100%" fo:font-style="italic" fo:font-weight="normal"/>
    </style:style>
    <style:style style:name="T29" style:family="text">
      <style:text-properties fo:color="#4876d6" loext:opacity="100%" style:font-name="Consolas" fo:font-size="10.5pt" fo:font-style="italic" fo:font-weight="normal"/>
    </style:style>
    <style:style style:name="T30" style:family="text">
      <style:text-properties fo:color="#4876d6" loext:opacity="100%" style:font-name="Consolas" fo:font-size="10.5pt" fo:font-weight="normal"/>
    </style:style>
    <style:style style:name="T31" style:family="text">
      <style:text-properties fo:color="#4876d6" loext:opacity="100%" fo:font-size="10.5pt" fo:font-style="italic" fo:font-weight="normal"/>
    </style:style>
    <style:style style:name="T32" style:family="text">
      <style:text-properties fo:color="#4876d6" loext:opacity="100%" fo:font-size="10.5pt" fo:font-weight="normal"/>
    </style:style>
    <style:style style:name="T33" style:family="text">
      <style:text-properties fo:color="#4876d6" loext:opacity="100%" fo:font-weight="normal"/>
    </style:style>
    <style:style style:name="T34" style:family="text">
      <style:text-properties fo:color="#111111" loext:opacity="100%"/>
    </style:style>
    <style:style style:name="T35" style:family="text">
      <style:text-properties fo:color="#111111" loext:opacity="100%" style:font-name="Consolas" fo:font-size="10.5pt" fo:font-weight="normal"/>
    </style:style>
    <style:style style:name="T36" style:family="text">
      <style:text-properties fo:color="#111111" loext:opacity="100%" fo:font-size="10.5pt" fo:font-weight="normal"/>
    </style:style>
    <style:style style:name="T37" style:family="text">
      <style:text-properties fo:color="#111111" loext:opacity="100%" fo:font-weight="normal"/>
    </style:style>
    <style:style style:name="T38" style:family="text">
      <style:text-properties fo:color="#c96765" loext:opacity="100%"/>
    </style:style>
    <style:style style:name="T39" style:family="text">
      <style:text-properties fo:color="#c96765" loext:opacity="100%" style:font-name="Consolas" fo:font-size="10.5pt" fo:font-weight="normal"/>
    </style:style>
    <style:style style:name="T40" style:family="text">
      <style:text-properties fo:color="#c96765" loext:opacity="100%" fo:font-size="10.5pt" fo:font-weight="normal"/>
    </style:style>
    <style:style style:name="T41" style:family="text">
      <style:text-properties fo:color="#c96765" loext:opacity="100%" fo:font-weight="normal"/>
    </style:style>
    <style:style style:name="T42" style:family="text">
      <style:text-properties fo:color="#aa0982" loext:opacity="100%" style:font-name="Consolas" fo:font-size="10.5pt" fo:font-weight="normal"/>
    </style:style>
    <style:style style:name="T43" style:family="text">
      <style:text-properties fo:color="#aa0982" loext:opacity="100%" fo:font-size="10.5pt" fo:font-weight="normal"/>
    </style:style>
    <style:style style:name="T44" style:family="text">
      <style:text-properties fo:color="#aa0982" loext:opacity="100%" fo:font-weight="normal"/>
    </style:style>
    <style:style style:name="T45" style:family="text">
      <style:text-properties style:font-name="Consolas" fo:font-size="10.5pt" fo:font-weight="normal"/>
    </style:style>
    <style:style style:name="T46" style:family="text">
      <style:text-properties fo:font-size="10.5pt" fo:font-weight="normal"/>
    </style:style>
    <style:style style:name="T47" style:family="text">
      <style:text-properties fo:color="#939dbb" loext:opacity="100%"/>
    </style:style>
    <style:style style:name="T48" style:family="text">
      <style:text-properties fo:color="#939dbb" loext:opacity="100%" style:font-name="Consolas" fo:font-size="10.5pt" fo:font-weight="normal"/>
    </style:style>
    <style:style style:name="T49" style:family="text">
      <style:text-properties fo:color="#939dbb" loext:opacity="100%" style:font-name="Consolas" fo:font-size="10.5pt" fo:font-style="italic" fo:font-weight="normal"/>
    </style:style>
    <style:style style:name="T50" style:family="text">
      <style:text-properties fo:color="#939dbb" loext:opacity="100%" fo:font-size="10.5pt" fo:font-weight="normal"/>
    </style:style>
    <style:style style:name="T51" style:family="text">
      <style:text-properties fo:color="#939dbb" loext:opacity="100%" fo:font-size="10.5pt" fo:font-style="italic" fo:font-weight="normal"/>
    </style:style>
    <style:style style:name="T52" style:family="text">
      <style:text-properties fo:color="#939dbb" loext:opacity="100%" fo:font-weight="normal"/>
    </style:style>
    <style:style style:name="T53" style:family="text">
      <style:text-properties fo:color="#939dbb" loext:opacity="100%" fo:font-style="italic" fo:font-weight="normal"/>
    </style:style>
    <style:style style:name="T54" style:family="text">
      <style:text-properties style:font-weight-asian="bold" style:font-weight-complex="bold"/>
    </style:style>
    <style:style style:name="T55" style:family="text">
      <style:text-properties officeooo:rsid="001d8d2a" style:font-weight-asian="bold" style:font-weight-complex="bold"/>
    </style:style>
    <style:style style:name="T56" style:family="text">
      <style:text-properties officeooo:rsid="00213312"/>
    </style:style>
    <style:style style:name="T57" style:family="text">
      <style:text-properties officeooo:rsid="00216c9c"/>
    </style:style>
    <style:style style:name="T58" style:family="text">
      <style:text-properties officeooo:rsid="00242a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3">E</text:span><text:span text:style-name="T2">xperiment No: </text:span><text:span text:style-name="T7">5</text:span></text:p>
      <text:p text:style-name="P16"><text:span text:style-name="T7">Syntax</text:span><text:span text:style-name="T2"> Analyzer-I</text:span></text:p>
      <text:p text:style-name="P15"><text:span text:style-name="T2">Aim: </text:span><text:span text:style-name="T1">Write a YACC program to validate syntax of for loop with assignment statements for given input. <text:s text:c="5"/></text:span></text:p>
      <text:p text:style-name="P14"><text:span text:style-name="T2">Theory: </text:span></text:p>
      <text:p text:style-name="P12"><text:span text:style-name="Strong_20_Emphasis"><text:span text:style-name="T2">Syntax Analysis</text:span></text:span><text:span text:style-name="T2"> is a second phase of the compiler design process in which the given input string is checked for the confirmation of rules and structure of the formal grammar. It analyses the syntactical structure and checks if the given input is in the correct syntax of the programming language or not.</text:span></text:p>
      <text:p text:style-name="P13">Syntax Analysis in Compiler Design process comes after the Lexical analysis phase. It is also known as the Parse Tree or Syntax Tree. The Parse Tree is developed with the help of pre-defined grammar of the language. The syntax analyser also checks whether a given program fulfills the rules implied by a context-free grammar. If it satisfies, the parser then creates the parse tree of that source program. Otherwise, it will display error messages.</text:p>
      <text:p text:style-name="P18"><text:span text:style-name="T2"/></text:p>
      <text:p text:style-name="P14"><text:span text:style-name="T4">Lex </text:span><text:span text:style-name="T2">Program: </text:span></text:p>
      <text:p text:style-name="P6">%{ </text:p>
      <text:p text:style-name="P7">#include &lt;stdlib.h&gt; </text:p>
      <text:p text:style-name="P7"><text:span text:style-name="T27">void</text:span> yyerror(char *); </text:p>
      <text:p text:style-name="P7">#include "y.tab.h" </text:p>
      <text:p text:style-name="P7">%} </text:p>
      <text:p text:style-name="P10"/>
      <text:p text:style-name="P7">%% </text:p>
      <text:p text:style-name="P7">"for" { </text:p>
      <text:p text:style-name="P9">                <text:span text:style-name="T17">return</text:span><text:span text:style-name="T14"> FOR;</text:span></text:p>
      <text:p text:style-name="P9">        <text:span text:style-name="T14">} </text:span></text:p>
      <text:p text:style-name="P7">"&gt;" { </text:p>
      <text:p text:style-name="P9">    <text:span text:style-name="T17">return</text:span><text:span text:style-name="T14"> G;</text:span></text:p>
      <text:p text:style-name="P9">    <text:span text:style-name="T14">}</text:span></text:p>
      <text:p text:style-name="P7">"&lt;" { </text:p>
      <text:p text:style-name="P9">    <text:span text:style-name="T17">return</text:span><text:span text:style-name="T14"> L;</text:span></text:p>
      <text:p text:style-name="P9">    <text:span text:style-name="T14">}</text:span></text:p>
      <text:p text:style-name="P7">"&gt;=" { </text:p>
      <text:p text:style-name="P9">    <text:span text:style-name="T17">return</text:span><text:span text:style-name="T14"> GE;</text:span></text:p>
      <text:p text:style-name="P9">    <text:span text:style-name="T14">}</text:span></text:p>
      <text:p text:style-name="P7">"&lt;=" { </text:p>
      <text:p text:style-name="P9">    <text:span text:style-name="T17">return</text:span><text:span text:style-name="T14"> LE;</text:span></text:p>
      <text:p text:style-name="P9">    <text:span text:style-name="T14">}</text:span></text:p>
      <text:p text:style-name="P7">[-+*=(){};]    {</text:p>
      <text:p text:style-name="P9">                <text:span text:style-name="T17">return</text:span><text:span text:style-name="T14"> </text:span><text:span text:style-name="T26">*</text:span><text:span text:style-name="T14">yytext;</text:span></text:p>
      <text:p text:style-name="P9">        <text:span text:style-name="T14">}</text:span></text:p>
      <text:p text:style-name="P7">[ \t\n]+ ;</text:p>
      <text:p text:style-name="P7">[0-9]+ { return NUM;}</text:p>
      <text:p text:style-name="P7">[a-zA-Z_][a-zA-Z0-9_]* {return ID;}</text:p>
      <text:p text:style-name="P7"><text:soft-page-break/>. {printf("\n\nlex err");}</text:p>
      <text:p text:style-name="P10"/>
      <text:p text:style-name="P7">%% </text:p>
      <text:p text:style-name="P10"/>
      <text:p text:style-name="P7"><text:span text:style-name="T27">int</text:span> yywrap(void) { </text:p>
      <text:p text:style-name="P9">    <text:span text:style-name="T17">return</text:span><text:span text:style-name="T14"> </text:span><text:span text:style-name="T44">1</text:span><text:span text:style-name="T14">; </text:span></text:p>
      <text:p text:style-name="P7">} </text:p>
      <text:p text:style-name="P6"/>
      <text:p text:style-name="P11"><text:span text:style-name="T55">Y</text:span><text:span text:style-name="T54">acc Program:</text:span></text:p>
      <text:p text:style-name="P8"><text:span text:style-name="T54">%{ </text:span></text:p>
      <text:p text:style-name="P7"><text:span text:style-name="T15">int</text:span> <text:span text:style-name="T27">yylex</text:span>(<text:span text:style-name="T15">void</text:span>); </text:p>
      <text:p text:style-name="P7"><text:span text:style-name="T15">void</text:span> <text:span text:style-name="T27">yyerror</text:span>(<text:span text:style-name="T15">char</text:span> <text:span text:style-name="T16">*</text:span>);</text:p>
      <text:p text:style-name="P7"><text:span text:style-name="T15">#</text:span><text:span text:style-name="T16">include</text:span><text:span text:style-name="T34">&lt;</text:span><text:span text:style-name="T38">stdio.h</text:span><text:span text:style-name="T34">&gt;</text:span> </text:p>
      <text:p text:style-name="P7">%}</text:p>
      <text:p text:style-name="P9"> </text:p>
      <text:p text:style-name="P7"><text:span text:style-name="T15">%token</text:span> FOR ID NUM G L GE LE </text:p>
      <text:p text:style-name="P10"/>
      <text:p text:style-name="P7">%% </text:p>
      <text:p text:style-name="P7"><text:span text:style-name="T23">program</text:span>: </text:p>
      <text:p text:style-name="P9">        <text:span text:style-name="T14">program STATEMENT         { </text:span><text:span text:style-name="T28">printf</text:span><text:span text:style-name="T14">(</text:span><text:span text:style-name="T37">"</text:span><text:span text:style-name="T41">Valid Expression </text:span><text:span text:style-name="T44">\n</text:span><text:span text:style-name="T37">"</text:span><text:span text:style-name="T14">); } </text:span></text:p>
      <text:p text:style-name="P9">        <text:span text:style-name="T14">|  </text:span></text:p>
      <text:p text:style-name="P9">        <text:span text:style-name="T14">;</text:span></text:p>
      <text:p text:style-name="P10"/>
      <text:p text:style-name="P7"><text:span text:style-name="T23">STATEMENT</text:span>:</text:p>
      <text:p text:style-name="P9">        <text:span text:style-name="T14">START </text:span><text:span text:style-name="T37">'</text:span><text:span text:style-name="T41">(</text:span><text:span text:style-name="T37">'</text:span><text:span text:style-name="T14"> COND </text:span><text:span text:style-name="T37">'</text:span><text:span text:style-name="T41">)</text:span><text:span text:style-name="T37">'</text:span><text:span text:style-name="T14"> </text:span><text:span text:style-name="T37">'</text:span><text:span text:style-name="T41">{</text:span><text:span text:style-name="T37">'</text:span><text:span text:style-name="T14"> STAT </text:span><text:span text:style-name="T37">'</text:span><text:span text:style-name="T41">;</text:span><text:span text:style-name="T37">'</text:span><text:span text:style-name="T14"> </text:span><text:span text:style-name="T37">'</text:span><text:span text:style-name="T41">}</text:span><text:span text:style-name="T37">'</text:span></text:p>
      <text:p text:style-name="P9">        <text:span text:style-name="T14">;</text:span></text:p>
      <text:p text:style-name="P7"><text:span text:style-name="T23">START</text:span>:</text:p>
      <text:p text:style-name="P9">        <text:span text:style-name="T14">FOR</text:span></text:p>
      <text:p text:style-name="P9">        <text:span text:style-name="T14">;</text:span></text:p>
      <text:p text:style-name="P7"><text:span text:style-name="T23">COND</text:span>:</text:p>
      <text:p text:style-name="P9">        <text:span text:style-name="T14">ID </text:span><text:span text:style-name="T37">'</text:span><text:span text:style-name="T41">;</text:span><text:span text:style-name="T37">'</text:span><text:span text:style-name="T14"> ID RELOP NUM </text:span><text:span text:style-name="T37">'</text:span><text:span text:style-name="T41">;</text:span><text:span text:style-name="T37">'</text:span><text:span text:style-name="T14"> ID </text:span><text:span text:style-name="T37">'</text:span><text:span text:style-name="T41">+</text:span><text:span text:style-name="T37">'</text:span><text:span text:style-name="T14"> </text:span><text:span text:style-name="T37">'</text:span><text:span text:style-name="T41">+</text:span><text:span text:style-name="T37">'</text:span></text:p>
      <text:p text:style-name="P9">        <text:span text:style-name="T14">|ID </text:span><text:span text:style-name="T37">'</text:span><text:span text:style-name="T41">;</text:span><text:span text:style-name="T37">'</text:span><text:span text:style-name="T14"> ID RELOP NUM </text:span><text:span text:style-name="T37">'</text:span><text:span text:style-name="T41">;</text:span><text:span text:style-name="T37">'</text:span><text:span text:style-name="T14"> ID </text:span><text:span text:style-name="T37">'</text:span><text:span text:style-name="T41">-</text:span><text:span text:style-name="T37">'</text:span><text:span text:style-name="T14"> </text:span><text:span text:style-name="T37">'</text:span><text:span text:style-name="T41">-</text:span><text:span text:style-name="T37">'</text:span></text:p>
      <text:p text:style-name="P9">        <text:span text:style-name="T14">;</text:span></text:p>
      <text:p text:style-name="P10"/>
      <text:p text:style-name="P7"><text:span text:style-name="T23">RELOP</text:span>:</text:p>
      <text:p text:style-name="P9">        <text:span text:style-name="T14">G</text:span></text:p>
      <text:p text:style-name="P9">        <text:span text:style-name="T14">|L</text:span></text:p>
      <text:p text:style-name="P9">        <text:span text:style-name="T14">|GE</text:span></text:p>
      <text:p text:style-name="P9">        <text:span text:style-name="T14">|LE</text:span></text:p>
      <text:p text:style-name="P9">        <text:span text:style-name="T14">;</text:span></text:p>
      <text:p text:style-name="P10"/>
      <text:p text:style-name="P7"><text:span text:style-name="T23">STAT</text:span>:</text:p>
      <text:p text:style-name="P9">        <text:span text:style-name="T14">ID </text:span><text:span text:style-name="T37">'</text:span><text:span text:style-name="T41">=</text:span><text:span text:style-name="T37">'</text:span><text:span text:style-name="T14"> EXP</text:span></text:p>
      <text:p text:style-name="P9">        <text:span text:style-name="T14">;</text:span></text:p>
      <text:p text:style-name="P10"><text:soft-page-break/></text:p>
      <text:p text:style-name="P7"><text:span text:style-name="T23">EXP</text:span>:</text:p>
      <text:p text:style-name="P9">        <text:span text:style-name="T14">ID EXPD</text:span></text:p>
      <text:p text:style-name="P9">        <text:span text:style-name="T14">;</text:span></text:p>
      <text:p text:style-name="P10"/>
      <text:p text:style-name="P7"><text:span text:style-name="T23">EXPD</text:span>:</text:p>
      <text:p text:style-name="P9">        <text:span text:style-name="T37">'</text:span><text:span text:style-name="T41">+</text:span><text:span text:style-name="T37">'</text:span><text:span text:style-name="T14"> EXP EXPD</text:span></text:p>
      <text:p text:style-name="P9">        <text:span text:style-name="T14">|</text:span><text:span text:style-name="T37">'</text:span><text:span text:style-name="T41">-</text:span><text:span text:style-name="T37">'</text:span><text:span text:style-name="T14"> EXP EXPD</text:span></text:p>
      <text:p text:style-name="P9">        <text:span text:style-name="T14">|</text:span><text:span text:style-name="T37">'</text:span><text:span text:style-name="T41">*</text:span><text:span text:style-name="T37">'</text:span><text:span text:style-name="T14"> EXP EXPD</text:span></text:p>
      <text:p text:style-name="P9">        <text:span text:style-name="T14">|</text:span></text:p>
      <text:p text:style-name="P9">        <text:span text:style-name="T14">;</text:span></text:p>
      <text:p text:style-name="P7"><text:span text:style-name="T15">%%</text:span> </text:p>
      <text:p text:style-name="P10"/>
      <text:p text:style-name="P7"><text:span text:style-name="T15">void</text:span> <text:span text:style-name="T27">yyerror</text:span>(<text:span text:style-name="T15">char</text:span> <text:span text:style-name="T16">*</text:span>s) { </text:p>
      <text:p text:style-name="P9">   <text:span text:style-name="T28">fprintf</text:span><text:span text:style-name="T14">(stderr, </text:span><text:span text:style-name="T37">"</text:span><text:span text:style-name="T33">%s</text:span><text:span text:style-name="T44">\n</text:span><text:span text:style-name="T37">"</text:span><text:span text:style-name="T14">, s); </text:span></text:p>
      <text:p text:style-name="P9"><text:span text:style-name="T47">    </text:span><text:span text:style-name="T52">//</text:span><text:span text:style-name="T53">return 0; </text:span></text:p>
      <text:p text:style-name="P7">} </text:p>
      <text:p text:style-name="P10"/>
      <text:p text:style-name="P7"><text:span text:style-name="T15">int</text:span> <text:span text:style-name="T27">main</text:span>(<text:span text:style-name="T15">void</text:span>) { </text:p>
      <text:p text:style-name="P9">    <text:span text:style-name="T28">yyparse</text:span><text:span text:style-name="T14">(); </text:span></text:p>
      <text:p text:style-name="P9">    <text:span text:style-name="T17">return</text:span><text:span text:style-name="T14"> </text:span><text:span text:style-name="T44">0</text:span><text:span text:style-name="T14">; </text:span></text:p>
      <text:p text:style-name="P7">} </text:p>
      <text:p text:style-name="P11"><text:span text:style-name="T54"/></text:p>
      <text:p text:style-name="P17"><text:span text:style-name="T55">Conclusion: </text:span></text:p>
      <text:p text:style-name="P20">The <text:span text:style-name="T58">yacc</text:span> program to <text:span text:style-name="T56">valida</text:span><text:span text:style-name="T58">te the syntax of for loop </text:span><text:s/>has been successfully executed.<text:tab/></text:p>
      <text:p text:style-name="P19"><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3.8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text:bullet-char="•">
        <style:list-level-properties text:list-level-position-and-space-mode="label-alignment">
          <style:list-level-label-alignment text:label-followed-by="listtab" fo:text-indent="-0.637cm" fo:margin-left="14.87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5.0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5.1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4.2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4.6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text:bullet-char="•">
        <style:list-level-properties text:list-level-position-and-space-mode="label-alignment">
          <style:list-level-label-alignment text:label-followed-by="listtab" fo:text-indent="-0.432cm" fo:margin-left="15.02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style:master-page style:name="Converted2" style:page-layout-name="Mpm2"/>
    <style:master-page style:name="Converted3" style:page-layout-name="Mpm2"/>
    <style:master-page style:name="Converted4" style:page-layout-name="Mpm3"/>
    <style:master-page style:name="Converted5" style:page-layout-name="Mpm3"/>
    <style:master-page style:name="Converted6" style:page-layout-name="Mpm3"/>
    <style:master-page style:name="Converted7" style:page-layout-name="Mpm2"/>
    <style:master-page style:name="Converted8" style:page-layout-name="Mpm3"/>
    <style:master-page style:name="Converted9"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4T11:13:42.274000000</dc:date>
    <meta:editing-duration>PT1H55M45S</meta:editing-duration>
    <meta:editing-cycles>30</meta:editing-cycles>
    <meta:generator>LibreOffice/7.1.4.2$Windows_X86_64 LibreOffice_project/a529a4fab45b75fefc5b6226684193eb000654f6</meta:generator>
    <meta:document-statistic meta:table-count="0" meta:image-count="0" meta:object-count="0" meta:page-count="3" meta:paragraph-count="94" meta:word-count="350" meta:character-count="2254" meta:non-whitespace-character-count="1649"/>
  </office:meta>
</office:document-meta>
</file>